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list-style-name="WW8Num8" style:name="ac47a40" style:parent-style-name="Aufzählungszeichen">
      <style:paragraph-properties/>
      <style:text-properties fo:country="GB" fo:language="en"/>
    </style:style>
    <style:style style:family="paragraph" style:name="ac3adee" style:parent-style-name="TextkörperNachAufzählung">
      <style:text-properties fo:country="GB" fo:language="en"/>
    </style:style>
    <style:style style:family="paragraph" style:list-style-name="WW8Num8" style:name="a53769b" style:parent-style-name="Aufzählungszeichen">
      <style:paragraph-properties/>
      <style:text-properties fo:country="GB" fo:language="en"/>
    </style:style>
    <style:style style:family="paragraph" style:list-style-name="WW8Num8" style:name="ab3d763" style:parent-style-name="Aufzählungszeichen">
      <style:paragraph-properties/>
      <style:text-properties fo:country="GB" fo:language="en"/>
    </style:style>
    <style:style style:family="paragraph" style:list-style-name="WW8Num8" style:name="abfe1f9" style:parent-style-name="Aufzählungszeichen">
      <style:paragraph-properties/>
      <style:text-properties fo:country="GB" fo:language="en"/>
    </style:style>
    <style:style style:family="paragraph" style:list-style-name="WW8Num8" style:name="ab87d79" style:parent-style-name="Aufzählungszeichen">
      <style:paragraph-properties/>
      <style:text-properties fo:country="GB" fo:language="en"/>
    </style:style>
    <style:style style:family="paragraph" style:list-style-name="WW8Num8" style:name="acf51f7" style:parent-style-name="Aufzählungszeichen">
      <style:paragraph-properties/>
      <style:text-properties fo:country="GB" fo:language="en"/>
    </style:style>
    <style:style style:family="paragraph" style:list-style-name="WW8Num8" style:name="a67430d" style:parent-style-name="Aufzählungszeichen">
      <style:paragraph-properties/>
      <style:text-properties fo:country="GB" fo:language="en"/>
    </style:style>
    <style:style style:family="paragraph" style:list-style-name="WW8Num8" style:name="aaf5ca4" style:parent-style-name="Aufzählungszeichen">
      <style:paragraph-properties/>
      <style:text-properties fo:country="GB" fo:language="en"/>
    </style:style>
    <style:style style:family="paragraph" style:list-style-name="WW8Num8" style:name="accb04d" style:parent-style-name="Aufzählungszeichen">
      <style:paragraph-properties/>
      <style:text-properties fo:country="GB" fo:language="en"/>
    </style:style>
    <style:style style:family="paragraph" style:name="a670d41" style:parent-style-name="Heading_20_2">
      <style:paragraph-properties/>
      <style:text-properties fo:country="GB" fo:language="en"/>
    </style:style>
    <text:list-style style:name="WW8Num2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1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2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0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1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0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4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7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6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1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8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7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8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</office:automatic-styles>
  <office:body>
    <office:text>
      <text:h text:outline-level="2" text:style-name="a670d41"/>
      <text:list text:continue-numbering="true" text:style-name="WW8Num8" xml:id="list330308788313012497">
        <text:list-item>
          <text:p text:style-name="accb04d">environment</text:p>
        </text:list-item>
      </text:list>
      <text:list text:continue-numbering="true" text:style-name="WW8Num8" xml:id="list330308788313012497">
        <text:list-item>
          <text:p text:style-name="aaf5ca4">login</text:p>
        </text:list-item>
      </text:list>
      <text:list text:continue-numbering="true" text:style-name="WW8Num8" xml:id="list330308788313012497">
        <text:list-item>
          <text:p text:style-name="a67430d">variableCreate</text:p>
        </text:list-item>
      </text:list>
      <text:list text:continue-numbering="true" text:style-name="WW8Num8" xml:id="list330308788313012497">
        <text:list-item>
          <text:p text:style-name="acf51f7">newsletterExistEdit</text:p>
        </text:list-item>
      </text:list>
      <text:list text:continue-numbering="true" text:style-name="WW8Num8" xml:id="list330308788313012497">
        <text:list-item>
          <text:p text:style-name="ab87d79">newsletterEdit</text:p>
        </text:list-item>
      </text:list>
      <text:list text:continue-numbering="true" text:style-name="WW8Num8" xml:id="list330308788313012497">
        <text:list-item>
          <text:p text:style-name="abfe1f9">newsletterSend</text:p>
        </text:list-item>
      </text:list>
      <text:list text:continue-numbering="true" text:style-name="WW8Num8" xml:id="list330308788313012497">
        <text:list-item>
          <text:p text:style-name="ab3d763">variableDelete</text:p>
        </text:list-item>
      </text:list>
      <text:list text:continue-numbering="true" text:style-name="WW8Num8" xml:id="list330308788313012497">
        <text:list-item>
          <text:p text:style-name="a53769b">logout</text:p>
        </text:list-item>
      </text:list>
      <text:p text:style-name="ac3adee">Fallunterscheidung:</text:p>
      <text:list text:continue-numbering="true" text:style-name="WW8Num8" xml:id="list1693086569">
        <text:list-item>
          <text:p text:style-name="ac47a40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merierung 1" style:family="paragraph" style:name="Nummerierung_20_1" style:parent-style-name="Aufzählungszeichen"/>
    <style:style style:family="paragraph" style:name="Kommentartext" style:parent-style-name="Standard">
      <style:text-properties fo:font-size="10.0pt" style:font-size-asian="10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display-name="Nummerierung 1 folgende" style:family="paragraph" style:name="Nummerierung_20_1_20_folgende" style:parent-style-name="Nummerierung_20_1">
      <style:paragraph-properties fo:margin-bottom="0.71mm" fo:margin-left="5.31mm" fo:margin-right="0.0mm" fo:margin-top="0.0mm" fo:text-indent="0.0mm"/>
    </style:style>
    <style:style style:display-name="Nummerierung 2" style:family="paragraph" style:name="Nummerierung_20_2" style:parent-style-name="Nummerierung_20_1_20_folgende"/>
    <style:style style:display-name="Nummerierung 3" style:family="paragraph" style:name="Nummerierung_20_3" style:parent-style-name="Nummerierung_20_2">
      <style:paragraph-properties>
        <style:tab-stops>
          <style:tab-stop style:position="1.651cm"/>
        </style:tab-stops>
      </style:paragraph-properties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Tabel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elle">
      <style:paragraph-properties fo:text-align="right"/>
    </style:style>
    <style:style style:display-name="Nummerierung 2 folgende" style:family="paragraph" style:name="Nummerierung_20_2_20_folgende" style:parent-style-name="Nummerieru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family="paragraph" style:name="Grußformel" style:next-style-name="Unterschriften" style:parent-style-name="Text_20_body">
      <style:paragraph-properties fo:margin-bottom="2.12mm" fo:margin-top="7.06mm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Nummerierung" style:parent-style-name="Aufzählungszeichen">
      <style:paragraph-properties fo:line-height="4.94mm" fo:margin-left="6.0mm" fo:margin-right="33.3mm" fo:text-indent="-6.0mm">
        <style:tab-stops>
          <style:tab-stop style:position="0.6cm"/>
        </style:tab-stops>
      </style:paragraph-properties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family="paragraph" style:name="Fußnote" style:parent-style-name="Standard">
      <style:paragraph-properties fo:line-height="3.88mm" fo:margin-left="3.19mm" fo:margin-right="0.0mm" fo:text-indent="-3.19mm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merieru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text-properties fo:font-size="10.0pt" style:font-size-asian="10.0pt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Beschriftung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8z3" style:parent-style-name="default_character_style">
      <style:text-properties style:font-name="Symbol" style:font-name-complex="Symbol"/>
    </style:style>
    <style:style style:family="text" style:name="WW8Num8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8Num11ztrue" style:parent-style-name="default_character_style"/>
    <style:style style:display-name="Footnote Symbol" style:family="text" style:name="Footnote_20_Symbol" style:parent-style-name="default_character_style">
      <style:text-properties style:text-position="super"/>
    </style:style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2ztrue" style:parent-style-name="default_character_style"/>
    <style:style style:family="text" style:name="WW8Num22z0" style:parent-style-name="default_character_style">
      <style:text-properties fo:font-size="9.0pt" style:font-name="Arial" style:font-name-complex="Arial" style:font-size-asian="9.0pt"/>
    </style:style>
    <style:style style:family="text" style:name="WW8Num17ztrue" style:parent-style-name="default_character_style"/>
    <style:style style:family="text" style:name="WW8Num24z0" style:parent-style-name="default_character_style">
      <style:text-properties fo:font-size="9.0pt" style:font-name="Arial" style:font-name-complex="Arial" style:font-size-asian="9.0pt"/>
    </style:style>
    <style:style style:family="text" style:name="WW8Num20z0" style:parent-style-name="default_character_style">
      <style:text-properties fo:font-size="9.0pt" style:font-name="Arial" style:font-name-complex="Arial" style:font-size-asian="9.0pt"/>
    </style:style>
    <style:style style:display-name="Aufzählungszeichen 2 Zchn" style:family="text" style:name="Aufzählungszeichen_20_2_20_Zchn" style:parent-style-name="Aufzählungszeichen_20_Zchn"/>
    <style:style style:family="text" style:name="WW8Num13ztrue" style:parent-style-name="default_character_style"/>
    <style:style style:family="text" style:name="WW8Num6ztrue" style:parent-style-name="default_character_style"/>
    <style:style style:family="text" style:name="WW8Num10ztrue" style:parent-style-name="default_character_style"/>
    <style:style style:family="text" style:name="WW8Num19ztrue" style:parent-style-name="default_character_style"/>
    <style:style style:display-name="Nummerierung Zchn" style:family="text" style:name="Nummerierung_20_Zchn" style:parent-style-name="Aufzählungszeichen_20_Zchn"/>
    <style:style style:family="text" style:name="WW8Num3ztrue" style:parent-style-name="default_character_style"/>
    <style:style style:family="text" style:name="WW8Num21ztrue" style:parent-style-name="default_character_style"/>
    <style:style style:family="text" style:name="WW8Num24ztrue" style:parent-style-name="default_character_style"/>
    <style:style style:family="text" style:name="WW8Num16z4" style:parent-style-name="default_character_style">
      <style:text-properties style:font-name="Courier New" style:font-name-complex="Courier New"/>
    </style:style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8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8z0" style:parent-style-name="default_character_style">
      <style:text-properties fo:font-size="9.0pt" style:font-name="Arial" style:font-name-complex="Arial" style:font-size-asian="9.0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font-size="9.0pt" style:font-name="Arial" style:font-name-complex="Arial" style:font-size-asian="9.0pt"/>
    </style:style>
    <style:style style:family="text" style:name="WW8Num12z0" style:parent-style-name="default_character_style">
      <style:text-properties fo:font-size="9.0pt" style:font-name="Arial" style:font-name-complex="Arial" style:font-size-asian="9.0pt"/>
    </style:style>
    <style:style style:family="text" style:name="WW8Num14z0" style:parent-style-name="default_character_style">
      <style:text-properties fo:font-size="9.0pt" style:font-name="Arial" style:font-name-complex="Arial" style:font-size-asian="9.0pt"/>
    </style:style>
    <style:style style:family="text" style:name="WW8Num6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Kommentarzeichen" style:parent-style-name="default_character_style">
      <style:text-properties fo:font-size="8.0pt" style:font-size-asian="8.0pt"/>
    </style:style>
    <style:style style:family="text" style:name="WW8Num9z0" style:parent-style-name="default_character_style">
      <style:text-properties fo:font-size="9.0pt" style:font-name="Arial" style:font-name-complex="Arial" style:font-size-asian="9.0pt"/>
    </style:style>
    <style:style style:display-name="Tabelle Aufzählung Zchn" style:family="text" style:name="Tabelle_20_Aufzählung_20_Zchn" style:parent-style-name="Aufzählungszeichen_20_Zchn"/>
    <style:style style:display-name="Nummerierung 1 Zchn Zchn" style:family="text" style:name="Nummerierung_20_1_20_Zchn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family="text" style:name="WW8Num5ztrue" style:parent-style-name="default_character_style"/>
    <style:style style:family="text" style:name="WW8Num2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family="text" style:name="WW8Num9ztrue" style:parent-style-name="default_character_style"/>
    <style:style style:family="text" style:name="WW8Num14ztrue" style:parent-style-name="default_character_style"/>
    <style:style style:family="text" style:name="WW8Num23z0" style:parent-style-name="default_character_style">
      <style:text-properties fo:font-size="9.0pt" style:font-name="Arial" style:font-name-complex="Arial" style:font-size-asian="9.0pt"/>
    </style:style>
    <style:style style:family="text" style:name="WW8Num21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display-name="Nummerierung 1 folgende Zchn Zchn" style:family="text" style:name="Nummerierung_20_1_20_folgende_20_Zchn_20_Zchn" style:parent-style-name="Nummerierung_20_1_20_Zchn_20_Zchn"/>
    <style:style style:family="text" style:name="WW8Num19z0" style:parent-style-name="default_character_style">
      <style:text-properties fo:font-size="9.0pt" style:font-name="Arial" style:font-name-complex="Arial" style:font-size-asian="9.0pt"/>
    </style:style>
    <style:style style:family="text" style:name="WW8Num15ztrue" style:parent-style-name="default_character_style"/>
    <style:style style:family="text" style:name="WW8Num15z0" style:parent-style-name="default_character_style">
      <style:text-properties fo:font-size="9.0pt" style:font-name="Arial" style:font-name-complex="Arial" style:font-size-asian="9.0pt"/>
    </style:style>
    <style:style style:family="text" style:name="WW8Num7zfalse" style:parent-style-name="default_character_style"/>
    <style:style style:family="text" style:name="WW8Num17z0" style:parent-style-name="default_character_style">
      <style:text-properties fo:font-size="9.0pt" style:font-name="Arial" style:font-name-complex="Arial" style:font-size-asian="9.0pt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23ztrue" style:parent-style-name="default_character_style"/>
    <style:style style:family="text" style:name="WW8Num3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0" style:parent-style-name="default_character_style">
      <style:text-properties fo:font-size="9.0pt" style:font-name="Arial" style:font-name-complex="Arial" style:font-size-asian="9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3z0" style:parent-style-name="default_character_style">
      <style:text-properties fo:font-size="9.0pt" style:font-name="Arial" style:font-name-complex="Arial" style:font-size-asian="9.0pt"/>
    </style:style>
    <style:style style:family="text" style:name="WW8Num4ztrue" style:parent-style-name="default_character_style"/>
    <style:style style:family="text" style:name="WW8Num20ztrue" style:parent-style-name="default_character_style"/>
    <style:style style:family="text" style:name="WW8Num5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851e60" style:parent-style-name="Header">
      <style:paragraph-properties fo:line-height="4.23mm" fo:margin-bottom="1.41mm" fo:margin-left="115.02mm" fo:margin-right="-11.5mm" fo:margin-top="0.0mm" fo:text-indent="0.0mm"/>
    </style:style>
    <style:style style:family="graphic" style:name="a11c16a" style:parent-style-name="Graphics">
      <style:graphic-properties fo:border-bottom="none" fo:border-left="none" fo:border-right="none" fo:border-top="none" fo:margin-left="3.19mm" fo:margin-right="3.19mm" fo:padding-bottom="0.02mm" fo:padding-left="0.02mm" fo:padding-right="0.02mm" fo:padding-top="0.02mm" style:horizontal-pos="from-left" style:horizontal-rel="paragraph" style:run-through="background" style:vertical-pos="from-top" style:vertical-rel="page-content" style:wrap="run-through" style:wrap-contour="false" svg:y="-35.21mm"/>
    </style:style>
    <style:style style:family="paragraph" style:name="a57093c" style:parent-style-name="KopfzeileAnfangAbstand">
      <style:text-properties fo:country="US" fo:language="en"/>
    </style:style>
  </office:automatic-styles>
  <office:master-styles>
    <style:master-page style:name="Standard">
      <style:header>
        <text:p text:style-name="a57093c"><text:bookmark-ref style:data-style-name="" text:ref-name="Title" text:reference-format="text">Error: Reference source not found</text:bookmark-ref><draw:frame draw:style-name="a11c16a" svg:height="4.5mm" svg:width="40.48mm" svg:y="-35.21mm" text:anchor-type="frame"><draw:image xlink:actuate="onLoad" xlink:href="Pictures/10000000000001DD00000035FD417F2D.jpg" xlink:show="embed" xlink:type="simple"/><draw:text-box/></draw:frame></text:p>
        <text:p text:style-name="a851e60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8</dc:date>
    <meta:editing-cycles>2</meta:editing-cycles>
    <meta:editing-duration>PT0.081S</meta:editing-duration>
  </office:meta>
</office:document-meta>
</file>